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t++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The classic programming language of Bitland is Bit++. This language is so peculiar and complicated.</text:p>
      <text:p text:style-name="P7">The language is that peculiar as it has exactly one variable, called <text:span text:style-name="T2">x</text:span>. Also, there are two operations:</text:p>
      <text:list xml:id="list1296142077" text:style-name="L1">
        <text:list-item>
          <text:p text:style-name="P8">Operation <text:span text:style-name="T3">++</text:span> increases the value of variable <text:span text:style-name="T2">x</text:span> by 1.</text:p>
        </text:list-item>
        <text:list-item>
          <text:p text:style-name="P8">Operation <text:span text:style-name="T3">--</text:span> decreases the value of variable <text:span text:style-name="T2">x</text:span> by 1.</text:p>
        </text:list-item>
      </text:list>
      <text:p text:style-name="P7">A statement in language Bit++ is a sequence, consisting of exactly one operation and one variable <text:span text:style-name="T2">x</text:span>. The statement is written without spaces, that is, it can only contain characters "<text:span text:style-name="T3">+</text:span>", "<text:span text:style-name="T3">-</text:span>", "<text:span text:style-name="T3">X</text:span>". Executing a statement means applying the operation it contains.</text:p>
      <text:p text:style-name="P7">A programme in Bit++ is a sequence of statements, each of them needs to be executed. Executing a programme means executing all the statements it contains.</text:p>
      <text:p text:style-name="P7">You're given a programme in language Bit++. The initial value of <text:span text:style-name="T2">x</text:span> is <text:span text:style-name="T1">0</text:span>. Execute the programme and find its final value (the value of the variable when this programme is executed).</text:p>
      <text:p text:style-name="P10">Input</text:p>
      <text:p text:style-name="P7">The first line contains a single integer <text:span text:style-name="T2">n</text:span> <text:span text:style-name="T1">(1 ≤ </text:span><text:span text:style-name="T2">n</text:span><text:span text:style-name="T1"> ≤ 150)</text:span> — the number of statements in the programme.</text:p>
      <text:p text:style-name="P7">Next <text:span text:style-name="T2">n</text:span> lines contain a statement each. Each statement contains exactly one operation (<text:span text:style-name="T3">++</text:span> or <text:span text:style-name="T3">--</text:span>) and exactly one variable <text:span text:style-name="T2">x</text:span> (denoted as letter «<text:span text:style-name="T3">X</text:span>»). Thus, there are no empty statements. The operation and the variable can be written in any order.</text:p>
      <text:p text:style-name="P10">Output</text:p>
      <text:p text:style-name="P7">Print a single integer — the final value of <text:span text:style-name="T2">x</text:span>.</text:p>
      <text:p text:style-name="P9">Examples</text:p>
      <text:p text:style-name="P11">input</text:p>
      <text:section text:style-name="Sect1" text:name="id008020899939309021">
        <text:p text:style-name="P12">Copy</text:p>
      </text:section>
      <text:p text:style-name="P1"><text:bookmark text:name="id000641699217766416"/>1</text:p>
      <text:p text:style-name="P2">++X</text:p>
      <text:p text:style-name="P11">output</text:p>
      <text:section text:style-name="Sect1" text:name="id0030754185115306765">
        <text:p text:style-name="P12">Copy</text:p>
      </text:section>
      <text:p text:style-name="P1"><text:bookmark text:name="id005449781821724549"/>1</text:p>
      <text:p text:style-name="P11">input</text:p>
      <text:section text:style-name="Sect1" text:name="id007779314156076125">
        <text:p text:style-name="P12">Copy</text:p>
      </text:section>
      <text:p text:style-name="P1"><text:bookmark text:name="id002337304348712037"/>2</text:p>
      <text:p text:style-name="P2">X++</text:p>
      <text:p text:style-name="P2">--X</text:p>
      <text:p text:style-name="P11">output</text:p>
      <text:section text:style-name="Sect1" text:name="id005137371098997698">
        <text:p text:style-name="P12">Copy</text:p>
      </text:section>
      <text:p text:style-name="P1"><text:bookmark text:name="id004932243240488092"/>0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9T08:06:35.099000000</dc:date>
    <meta:editing-duration>PT7S</meta:editing-duration>
    <meta:editing-cycles>1</meta:editing-cycles>
    <meta:document-statistic meta:table-count="0" meta:image-count="0" meta:object-count="0" meta:page-count="1" meta:paragraph-count="37" meta:word-count="265" meta:character-count="1469" meta:non-whitespace-character-count="1243"/>
    <meta:generator>LibreOffice/7.2.2.2$Windows_X86_64 LibreOffice_project/02b2acce88a210515b4a5bb2e46cbfb63fe97d56</meta:generator>
  </office:meta>
</office:document-meta>
</file>